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2">
      <style:paragraph-properties style:border-line-width-bottom="0.0008in 0.0138in 0.0008in" fo:padding="0.0291in" fo:border-left="none" fo:border-right="none" fo:border-top="none" fo:border-bottom="0.06pt double #000000" style:join-border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0757076521" text:style-name="L1">
        <text:list-item>
          <text:p text:style-name="P1">რობოტი გათვლილია ფართო ასაკობრივი ჯგუფებისთვის, დაწყებული III კლასის მოსწავლეებიდან სტუდენტებით დამთავრებული.</text:p>
          <text:p text:style-name="P1"/>
        </text:list-item>
        <text:list-item>
          <text:p text:style-name="P1">პროექტი შესრულებულია მთლიანათ მოდულური პრინციპით, მოდულების სახით არის წარმოდგენილი როგორც მართვის ელემენტები ასევე გადამწოდები და შემსრულებელი მექანიზმები.</text:p>
        </text:list-item>
      </text:list>
      <text:p text:style-name="Standard"/>
      <text:list xml:id="list419663042" text:continue-numbering="true" text:style-name="L1">
        <text:list-item>
          <text:p text:style-name="P1">რობოტი წაროდგენილი იქნება ორი სახით, სრული და საბაზისო <text:s/>კომპლექტაციით.</text:p>
        </text:list-item>
      </text:list>
      <text:p text:style-name="Standard"/>
      <text:list xml:id="list63665635" text:continue-numbering="true" text:style-name="L1">
        <text:list-item>
          <text:p text:style-name="P1">სრული კომპლექტაციით <text:s/>შეიცავს ორ მათვის მოდულს, პირველი ეს არის Raspberry pi კომპიუტერი, ხოლო მეორე Arduino, რომელიც თავის მხრივ წარმოადგენს შილდს Raspberry pi-სთვის. </text:p>
          <text:p text:style-name="P1">სრული კომპლექტაციის პირობებში Raspberry pi წარმოადგენს რობოტის მმართველ მოდულს (ბრძანებების მიღება, ვიდეო გამოსახულების დამუშავება, …. ) , ხოლო არდუინო შილდს მხოლოდ პერიფერიული ამოცანების შესრულება აკისრია, როგორიცაა: სერვო ძრავების მართვა , გადამწოდებიდან ციფრული თუ ანალოგური სახის ინფორმაციის მიღება. </text:p>
        </text:list-item>
      </text:list>
      <text:p text:style-name="Standard"/>
      <text:list xml:id="list1942993911" text:continue-numbering="true" text:style-name="L1">
        <text:list-item>
          <text:p text:style-name="P1">საბაზისო კომპლექტაციით, რობოტის მართვის მოდულს წარმოადგენს მხოლოდ Arduino მოდული. ხოლო Raspberry pi, RPi კამერა მოდული და მონიტორი არ შედის კომპლექტაციაში. ყველა დანარჩენი გადამწოდები და შემსრულებელი მექანიზმები გათვალისწინებულია კომპლექტაციაში.</text:p>
          <text:p text:style-name="P1"/>
        </text:list-item>
        <text:list-item>
          <text:p text:style-name="P1">რობოტის პროგრამირების პროცესი ასევე მნიშვენელოვნათ გამარტივებულია, ნებისმიერი კომპლექტაციის პირობებში პროგრამირების პროცესი არის დისტანციური და არ საჭიროებს სადენის ფიზიკურათ შეერთებას. </text:p>
          <text:p text:style-name="P1"><text:s/></text:p>
        </text:list-item>
        <text:list-item>
          <text:p text:style-name="P1">რობოტის პროგრამირების გარემო მრავალფეროვანია. რობოტის პროგრამირება შესაძლებელია რამოდენიმე პოპულარული პროგრამირების ენით (c, c++, <text:s/>java, perl, javascript, python, c#) და ამასთავე პროგრამირება შესაძლებელი იქნება ვიზუალური პროგრამირების ენითაც.</text:p>
          <text:p text:style-name="P1"><text:s/></text:p>
        </text:list-item>
      </text:list>
      <text:p text:style-name="Standard"/>
      <text:list xml:id="list1978283898" text:continue-numbering="true" text:style-name="L1">
        <text:list-header>
          <text:p text:style-name="P1">შესაძლებლობები</text:p>
        </text:list-header>
      </text:list>
      <text:list xml:id="list1612646596" text:style-name="L2">
        <text:list-item>
          <text:list>
            <text:list-item>
              <text:p text:style-name="P2">ობიქტების ამოცნობა</text:p>
            </text:list-item>
            <text:list-item>
              <text:p text:style-name="P2">გადაადგილება გასაზღვრული კოორდინატების მითითებით.</text:p>
            </text:list-item>
            <text:list-item>
              <text:p text:style-name="P2">ობიექტის აღება გადატანა</text:p>
            </text:list-item>
            <text:list-item>
              <text:p text:style-name="P3">ხაზის მიყოლა</text:p>
            </text:list-item>
          </text:list>
        </text:list-item>
      </text:list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turn </meta:initial-creator>
    <meta:creation-date>2014-04-30T23:45:45</meta:creation-date>
    <dc:date>2014-05-14T18:32:48</dc:date>
    <dc:creator>saturn </dc:creator>
    <meta:editing-duration>PT7M44S</meta:editing-duration>
    <meta:editing-cycles>9</meta:editing-cycles>
    <meta:generator>LibreOffice/3.5$Linux_X86_64 LibreOffice_project/350m1$Build-2</meta:generator>
    <meta:document-statistic meta:table-count="0" meta:image-count="0" meta:object-count="0" meta:page-count="1" meta:paragraph-count="15" meta:word-count="192" meta:character-count="1618" meta:non-whitespace-character-count="1442"/>
  </office:meta>
</office:document-meta>
</file>